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Arkusz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7.91" calcext:value-type="float">
            <text:p>287,91</text:p>
          </table:table-cell>
          <table:table-cell table:number-columns-repeated="2" office:value-type="string" calcext:value-type="string">
            <text:p>2a)</text:p>
          </table:table-cell>
          <table:table-cell office:value-type="float" office:value="287.91" calcext:value-type="float">
            <text:p>287,91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2100" calcext:value-type="float">
            <text:p>2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.09" calcext:value-type="float">
            <text:p>163,09</text:p>
          </table:table-cell>
          <table:table-cell table:number-columns-repeated="2" office:value-type="string" calcext:value-type="string">
            <text:p>2b)</text:p>
          </table:table-cell>
          <table:table-cell office:value-type="float" office:value="163.09" calcext:value-type="float">
            <text:p>163,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c)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d)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budżetem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2c)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1a)</text:p>
          </table:table-cell>
          <table:table-cell office:value-type="float" office:value="2100" calcext:value-type="float">
            <text:p>210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R-K bieżąc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2d)</text:p>
          </table:table-cell>
          <table:table-cell/>
          <table:table-cell office:value-type="string" calcext:value-type="string">
            <text:p>sp.x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6.19" calcext:value-type="float">
            <text:p>986,19</text:p>
          </table:table-cell>
          <table:table-cell office:value-type="string" calcext:value-type="string">
            <text:p>1b)</text:p>
          </table:table-cell>
          <table:table-cell office:value-type="string" calcext:value-type="string">
            <text:p>1a)</text:p>
          </table:table-cell>
          <table:table-cell office:value-type="float" office:value="1315.19" calcext:value-type="float">
            <text:p>1315,19</text:p>
          </table:table-cell>
          <table:table-cell office:value-type="float" office:value="4592" calcext:value-type="float">
            <text:p>4592</text:p>
          </table:table-cell>
          <table:table-cell table:number-columns-repeated="2" office:value-type="string" calcext:value-type="string">
            <text:p>1a)</text:p>
          </table:table-cell>
          <table:table-cell office:value-type="float" office:value="4592" calcext:value-type="float">
            <text:p>45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6.41" calcext:value-type="float">
            <text:p>946,41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d)</text:p>
          </table:table-cell>
          <table:table-cell office:value-type="float" office:value="1417.34" calcext:value-type="float">
            <text:p>1417,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4e)</text:p>
          </table:table-cell>
          <table:table-cell office:value-type="float" office:value="1859.47" calcext:value-type="float">
            <text:p>1859,47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rachunki z budżetem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b)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1c)</text:p>
          </table:table-cell>
          <table:table-cell table:number-columns-repeated="2"/>
          <table:table-cell office:value-type="float" office:value="5538.41" calcext:value-type="float">
            <text:p>5538,41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5538.41" calcext:value-type="float">
            <text:p>5538,4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R-K bieżący</text:p>
          </table:table-cell>
          <table:table-cell table:number-columns-repeated="3"/>
          <table:table-cell office:value-type="string" calcext:value-type="string">
            <text:p>Ubezpieczenia społeczne <text:s/>i i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c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sp</text:p>
          </table:table-cell>
          <table:table-cell office:value-type="float" office:value="20000" calcext:value-type="float">
            <text:p>20000</text:p>
          </table:table-cell>
          <table:table-cell office:value-type="float" office:value="5538.41" calcext:value-type="float">
            <text:p>5538,41</text:p>
          </table:table-cell>
          <table:table-cell office:value-type="string" calcext:value-type="string">
            <text:p>4f)</text:p>
          </table:table-cell>
          <table:table-cell office:value-type="string" calcext:value-type="string">
            <text:p>2)</text:p>
          </table:table-cell>
          <table:table-cell office:value-type="float" office:value="946.41" calcext:value-type="float">
            <text:p>946,41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na 92 część I Zasady rachunkowości Padurek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-K bieżący</text:p>
          </table:table-cell>
          <table:table-cell table:number-columns-repeated="3"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budżet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1a)</text:p>
          </table:table-cell>
          <table:table-cell office:value-type="float" office:value="750" calcext:value-type="float">
            <text:p>75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5b)</text:p>
          </table:table-cell>
          <table:table-cell office:value-type="float" office:value="391" calcext:value-type="float">
            <text:p>3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b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5a)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3b)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string" calcext:value-type="string">
            <text:p>5a)</text:p>
          </table:table-cell>
          <table:table-cell/>
          <table:table-cell table:formula="of:=SUM([.G40:.G41])" office:value-type="float" office:value="1205" calcext:value-type="float">
            <text:p>1205</text:p>
          </table:table-cell>
          <table:table-cell table:formula="of:=SUM([.H40:.H41])" office:value-type="float" office:value="1205" calcext:value-type="float">
            <text:p>1205</text:p>
          </table:table-cell>
          <table:table-cell table:number-columns-repeated="2"/>
          <table:table-cell table:formula="of:=SUM([.K40:.K41])" office:value-type="float" office:value="391" calcext:value-type="float">
            <text:p>391</text:p>
          </table:table-cell>
          <table:table-cell table:formula="of:=SUM([.L40:.L41])"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5b)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40:.D43])" office:value-type="float" office:value="3480" calcext:value-type="float">
            <text:p>34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table:formula="of:=[.C40]-[.D44]" office:value-type="float" office:value="11520" calcext:value-type="float">
            <text:p>1152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2"/>
          <table:table-cell office:value-type="string" calcext:value-type="string">
            <text:p>Rozliczenie kosztó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b)</text:p>
          </table:table-cell>
          <table:table-cell office:value-type="float" office:value="135" calcext:value-type="float">
            <text:p>13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3a)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3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a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b)</text:p>
          </table:table-cell>
          <table:table-cell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c)</text:p>
          </table:table-cell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float" office:value="2019" calcext:value-type="float">
            <text:p>201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SUM([.C48:.C52])" office:value-type="float" office:value="3250" calcext:value-type="float">
            <text:p>3250</text:p>
          </table:table-cell>
          <table:table-cell table:formula="of:=SUM([.D48:.D52])" office:value-type="float" office:value="3250" calcext:value-type="float">
            <text:p>325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rona 95 cześć 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zostałe rozrachunki z prac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Rozrach. z tyt. p. VAT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1658" calcext:value-type="float">
            <text:p>1658</text:p>
          </table:table-cell>
          <table:table-cell office:value-type="float" office:value="67.36" calcext:value-type="float">
            <text:p>67,36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sp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8b)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)</text:p>
          </table:table-cell>
          <table:table-cell office:value-type="float" office:value="67.36" calcext:value-type="float">
            <text:p>67,36</text:p>
          </table:table-cell>
          <table:table-cell office:value-type="float" office:value="162.36" calcext:value-type="float">
            <text:p>162,36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3b)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c)</text:p>
          </table:table-cell>
          <table:table-cell office:value-type="string" calcext:value-type="string">
            <text:p>1b)</text:p>
          </table:table-cell>
          <table:table-cell office:value-type="float" office:value="30.36" calcext:value-type="float">
            <text:p>30,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c)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9)</text:p>
          </table:table-cell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)</text:p>
          </table:table-cell>
          <table:table-cell/>
          <table:table-cell table:formula="of:=SUM([.J58:.J59])" office:value-type="float" office:value="230.36" calcext:value-type="float">
            <text:p>230,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)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b</text:p>
          </table:table-cell>
          <table:table-cell/>
          <table:table-cell table:formula="of:=SUM([.F58:.F60])" office:value-type="float" office:value="2327" calcext:value-type="float">
            <text:p>2327</text:p>
          </table:table-cell>
          <table:table-cell table:formula="of:=SUM([.G58:.G60])" office:value-type="float" office:value="1237.36" calcext:value-type="float">
            <text:p>1237,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)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d)</text:p>
          </table:table-cell>
          <table:table-cell office:value-type="float" office:value="99" calcext:value-type="float">
            <text:p>9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8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c)</text:p>
          </table:table-cell>
          <table:table-cell office:value-type="float" office:value="49.2" calcext:value-type="float">
            <text:p>49,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9)</text:p>
          </table:table-cell>
          <table:table-cell table:number-columns-repeated="12"/>
        </table:table-row>
        <table:table-row table:style-name="ro1">
          <table:table-cell/>
          <table:table-cell table:formula="of:=SUM([.B58:.B64])" office:value-type="float" office:value="1715.56" calcext:value-type="float">
            <text:p>1715,56</text:p>
          </table:table-cell>
          <table:table-cell table:formula="of:=SUM([.C58:.C64])" office:value-type="float" office:value="1688.36" calcext:value-type="float">
            <text:p>1688,36</text:p>
          </table:table-cell>
          <table:table-cell table:number-columns-repeated="2"/>
          <table:table-cell office:value-type="string" calcext:value-type="string">
            <text:p>Zużycie materiałów i energii</text:p>
          </table:table-cell>
          <table:table-cell table:number-columns-repeated="3"/>
          <table:table-cell office:value-type="string" calcext:value-type="string">
            <text:p>Pozostałe koszty rodz.</text:p>
          </table:table-cell>
          <table:table-cell table:number-columns-repeated="3"/>
          <table:table-cell office:value-type="string" calcext:value-type="string">
            <text:p>Pozostałe przych. o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t</text:p>
          </table:table-cell>
          <table:table-cell office:value-type="float" office:value="22" calcext:value-type="float">
            <text:p>22</text:p>
          </table:table-cell>
          <table:table-cell office:value-type="float" office:value="49.2" calcext:value-type="float">
            <text:p>49,2</text:p>
          </table:table-cell>
          <table:table-cell office:value-type="string" calcext:value-type="string">
            <text:p>skct</text:p>
          </table:table-cell>
          <table:table-cell office:value-type="string" calcext:value-type="string">
            <text:p>1a)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4a)</text:p>
          </table:table-cell>
        </table:table-row>
        <table:table-row table:style-name="ro1">
          <table:table-cell/>
          <table:table-cell table:formula="of:=[.B65]+[.B66]" office:value-type="float" office:value="1737.56" calcext:value-type="float">
            <text:p>1737,56</text:p>
          </table:table-cell>
          <table:table-cell table:formula="of:=[.C65]+[.C66]" office:value-type="float" office:value="1737.56" calcext:value-type="float">
            <text:p>1737,5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Przychody finansowe</text:p>
          </table:table-cell>
          <table:table-cell table:number-columns-repeated="3"/>
          <table:table-cell office:value-type="string" calcext:value-type="string">
            <text:p>Ubezpieczenia społeczne <text:s/>i inne</text:p>
          </table:table-cell>
          <table:table-cell table:number-columns-repeated="3"/>
          <table:table-cell office:value-type="string" calcext:value-type="string">
            <text:p>Pozostałe koszty op.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5c)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8a)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Rozrachunki z budżetami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office:value-type="string" calcext:value-type="string">
            <text:p>8d)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________________________________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. Dąbrowski</text:p>
          </table:table-cell>
          <table:table-cell table:number-columns-repeated="3"/>
          <table:table-cell office:value-type="string" calcext:value-type="string">
            <text:p>M. Genza</text:p>
          </table:table-cell>
          <table:table-cell table:number-columns-repeated="3"/>
          <table:table-cell office:value-type="string" calcext:value-type="string">
            <text:p>R. Sobol</text:p>
          </table:table-cell>
          <table:table-cell table:number-columns-repeated="3"/>
          <table:table-cell office:value-type="string" calcext:value-type="string">
            <text:p>A. Malinow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5" calcext:value-type="float">
            <text:p>95</text:p>
          </table:table-cell>
          <table:table-cell office:value-type="float" office:value="162.36" calcext:value-type="float">
            <text:p>162,36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sp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3c)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4c)</text:p>
          </table:table-cell>
          <table:table-cell office:value-type="float" office:value="49.2" calcext:value-type="float">
            <text:p>4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)</text:p>
          </table:table-cell>
          <table:table-cell office:value-type="float" office:value="67.36" calcext:value-type="float">
            <text:p>67,3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3b)</text:p>
          </table:table-cell>
          <table:table-cell table:number-columns-repeated="8"/>
        </table:table-row>
        <table:table-row table:style-name="ro1">
          <table:table-cell/>
          <table:table-cell table:formula="of:=SUM([.B77:.B78])" office:value-type="float" office:value="162.36" calcext:value-type="float">
            <text:p>162,36</text:p>
          </table:table-cell>
          <table:table-cell table:formula="of:=SUM([.C77:.C78])" office:value-type="float" office:value="162.36" calcext:value-type="float">
            <text:p>162,36</text:p>
          </table:table-cell>
          <table:table-cell table:number-columns-repeated="2"/>
          <table:table-cell table:formula="of:=SUM([.F77:.F78])" office:value-type="float" office:value="135" calcext:value-type="float">
            <text:p>135</text:p>
          </table:table-cell>
          <table:table-cell table:formula="of:=SUM([.G77:.G78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 . Mikstacka</text:p>
          </table:table-cell>
          <table:table-cell table:number-columns-repeated="3"/>
          <table:table-cell office:value-type="string" calcext:value-type="string">
            <text:p>E. Nowa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5c)</text:p>
          </table:table-cell>
          <table:table-cell office:value-type="string" calcext:value-type="string">
            <text:p>6)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8c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7)</text:p>
          </table:table-cell>
          <table:table-cell office:value-type="float" office:value="100" calcext:value-type="float">
            <text:p>10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9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8d)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SUM([.F82:.F84])" office:value-type="float" office:value="1199" calcext:value-type="float">
            <text:p>1199</text:p>
          </table:table-cell>
          <table:table-cell table:formula="of:=SUM([.G82:.G84])" office:value-type="float" office:value="1199" calcext:value-type="float">
            <text:p>1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robić zestawienie <text:s/>obrotów i sal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tetycznie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Obroty</text:p>
          </table:table-cell>
          <table:table-cell/>
          <table:table-cell office:value-type="string" calcext:value-type="string">
            <text:p>Sald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zostałe rozrachunki z prac</text:p>
          </table:table-cell>
          <table:table-cell table:number-columns-repeated="2"/>
          <table:table-cell table:formula="of:=[.B65]" office:value-type="float" office:value="1715.56" calcext:value-type="float">
            <text:p>1715,56</text:p>
          </table:table-cell>
          <table:table-cell table:formula="of:=[.C65]" office:value-type="float" office:value="1688.36" calcext:value-type="float">
            <text:p>1688,36</text:p>
          </table:table-cell>
          <table:table-cell table:formula="of:=[.D90]-[.E90]" office:value-type="float" office:value="27.2" calcext:value-type="float">
            <text:p>27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sa</text:p>
          </table:table-cell>
          <table:table-cell table:number-columns-repeated="2"/>
          <table:table-cell table:formula="of:=[.F61]" office:value-type="float" office:value="2327" calcext:value-type="float">
            <text:p>2327</text:p>
          </table:table-cell>
          <table:table-cell table:formula="of:=[.G61]" office:value-type="float" office:value="1237.36" calcext:value-type="float">
            <text:p>1237,36</text:p>
          </table:table-cell>
          <table:table-cell table:formula="of:=[.F61]-[.G61]" office:value-type="float" office:value="1089.64" calcext:value-type="float">
            <text:p>1089,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zrach. z tyt. p. VAT</text:p>
          </table:table-cell>
          <table:table-cell table:number-columns-repeated="2"/>
          <table:table-cell table:formula="of:=[.J60]" office:value-type="float" office:value="230.36" calcext:value-type="float">
            <text:p>230,36</text:p>
          </table:table-cell>
          <table:table-cell/>
          <table:table-cell table:formula="of:=[.J60]" office:value-type="float" office:value="230.36" calcext:value-type="float">
            <text:p>230,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szty finansowe</text:p>
          </table:table-cell>
          <table:table-cell table:number-columns-repeated="2"/>
          <table:table-cell table:formula="of:=[.N58]" office:value-type="float" office:value="50" calcext:value-type="float">
            <text:p>50</text:p>
          </table:table-cell>
          <table:table-cell/>
          <table:table-cell table:formula="of:=[.N58]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życie materiałów i energii</text:p>
          </table:table-cell>
          <table:table-cell table:number-columns-repeated="2"/>
          <table:table-cell table:formula="of:=[.F66]" office:value-type="float" office:value="132" calcext:value-type="float">
            <text:p>132</text:p>
          </table:table-cell>
          <table:table-cell/>
          <table:table-cell table:formula="of:=[.F66]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zostałe koszty rodz.</text:p>
          </table:table-cell>
          <table:table-cell table:number-columns-repeated="2"/>
          <table:table-cell table:formula="of:=[.J66]" office:value-type="float" office:value="115" calcext:value-type="float">
            <text:p>115</text:p>
          </table:table-cell>
          <table:table-cell/>
          <table:table-cell table:formula="of:=[.J66]"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zostałe przych. op.</text:p>
          </table:table-cell>
          <table:table-cell table:number-columns-repeated="3"/>
          <table:table-cell table:formula="of:=[.O66]" office:value-type="float" office:value="40" calcext:value-type="float">
            <text:p>40</text:p>
          </table:table-cell>
          <table:table-cell/>
          <table:table-cell table:formula="of:=40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ychody finansowe</text:p>
          </table:table-cell>
          <table:table-cell table:number-columns-repeated="3"/>
          <table:table-cell table:formula="of:=[.G70]" office:value-type="float" office:value="100" calcext:value-type="float">
            <text:p>100</text:p>
          </table:table-cell>
          <table:table-cell/>
          <table:table-cell table:formula="of:=[.G70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bezpieczenia społeczne <text:s/>i inne</text:p>
          </table:table-cell>
          <table:table-cell table:number-columns-repeated="2"/>
          <table:table-cell table:formula="of:=[.J70]" office:value-type="float" office:value="22" calcext:value-type="float">
            <text:p>22</text:p>
          </table:table-cell>
          <table:table-cell/>
          <table:table-cell table:formula="of:=[.J70]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zostałe koszty op.</text:p>
          </table:table-cell>
          <table:table-cell table:number-columns-repeated="2"/>
          <table:table-cell table:formula="of:=[.N70]" office:value-type="float" office:value="500" calcext:value-type="float">
            <text:p>500</text:p>
          </table:table-cell>
          <table:table-cell/>
          <table:table-cell table:formula="of:=[.N70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zrachunki z budżetami</text:p>
          </table:table-cell>
          <table:table-cell table:number-columns-repeated="3"/>
          <table:table-cell table:formula="of:=[.O73]"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zem</text:p>
          </table:table-cell>
          <table:table-cell table:number-columns-repeated="2"/>
          <table:table-cell table:formula="of:=SUM([.D90:.D100])" office:value-type="float" office:value="5091.92" calcext:value-type="float">
            <text:p>5091,92</text:p>
          </table:table-cell>
          <table:table-cell table:formula="of:=SUM([.E90:.E100])" office:value-type="float" office:value="3164.72" calcext:value-type="float">
            <text:p>3164,72</text:p>
          </table:table-cell>
          <table:table-cell table:formula="of:=SUM([.F91:.F100])" office:value-type="float" office:value="2139" calcext:value-type="float">
            <text:p>2139</text:p>
          </table:table-cell>
          <table:table-cell table:formula="of:=SUM([.G90:.G100])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alityczn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. Dąbrowski</text:p>
          </table:table-cell>
          <table:table-cell table:number-columns-repeated="2"/>
          <table:table-cell table:formula="of:=[.B79]" office:value-type="float" office:value="162.36" calcext:value-type="float">
            <text:p>162,36</text:p>
          </table:table-cell>
          <table:table-cell table:formula="of:=[.C79]" office:value-type="float" office:value="162.36" calcext:value-type="float">
            <text:p>162,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. Genza</text:p>
          </table:table-cell>
          <table:table-cell table:number-columns-repeated="2"/>
          <table:table-cell table:formula="of:=[.F79]" office:value-type="float" office:value="135" calcext:value-type="float">
            <text:p>135</text:p>
          </table:table-cell>
          <table:table-cell table:formula="of:=[.G79]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. Sobo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K77]" office:value-type="float" office:value="170" calcext:value-type="float">
            <text:p>1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. Malinowski</text:p>
          </table:table-cell>
          <table:table-cell table:number-columns-repeated="2"/>
          <table:table-cell table:formula="of:=[.N77]" office:value-type="float" office:value="49.2" calcext:value-type="float">
            <text:p>49,2</text:p>
          </table:table-cell>
          <table:table-cell/>
          <table:table-cell table:formula="of:=[.N77]" office:value-type="float" office:value="49.2" calcext:value-type="float">
            <text:p>49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 . Mikstacka</text:p>
          </table:table-cell>
          <table:table-cell table:number-columns-repeated="3"/>
          <table:table-cell table:formula="of:=[.C82]" office:value-type="float" office:value="22" calcext:value-type="float">
            <text:p>22</text:p>
          </table:table-cell>
          <table:table-cell/>
          <table:table-cell table:formula="of:=[.C82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. Nowak</text:p>
          </table:table-cell>
          <table:table-cell table:number-columns-repeated="2"/>
          <table:table-cell table:formula="of:=[.F85]" office:value-type="float" office:value="1199" calcext:value-type="float">
            <text:p>1199</text:p>
          </table:table-cell>
          <table:table-cell table:formula="of:=[.G85]"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zem</text:p>
          </table:table-cell>
          <table:table-cell table:number-columns-repeated="2"/>
          <table:table-cell table:formula="of:=SUM([.D104:.D109])" office:value-type="float" office:value="1715.56" calcext:value-type="float">
            <text:p>1715,56</text:p>
          </table:table-cell>
          <table:table-cell table:formula="of:=SUM([.E104:.E109])" office:value-type="float" office:value="1688.36" calcext:value-type="float">
            <text:p>1688,36</text:p>
          </table:table-cell>
          <table:table-cell table:formula="of:=SUM([.F104:.F109])" office:value-type="float" office:value="49.2" calcext:value-type="float">
            <text:p>49,2</text:p>
          </table:table-cell>
          <table:table-cell table:formula="of:=SUM([.G104:.G109]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brót materiałow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 Ewidencja materiałów wg rzeczywistej ceny zakupu</text:p>
          </table:table-cell>
          <table:table-cell table:style-name="ce5" table:number-columns-repeated="10"/>
          <table:table-cell table:style-name="ce7"/>
          <table:table-cell table:number-columns-repeated="4"/>
        </table:table-row>
        <table:table-row table:style-name="ro1" table:number-rows-repeated="3">
          <table:table-cell table:style-name="ce2"/>
          <table:table-cell table:number-columns-repeated="10"/>
          <table:table-cell table:style-name="ce8"/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2"/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2)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3)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10"/>
          <table:table-cell table:style-name="ce8"/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Rozrach z z tyt. p. VAT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>
            <text:p>1b)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3a)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10"/>
          <table:table-cell table:style-name="ce8"/>
          <table:table-cell table:number-columns-repeated="4"/>
        </table:table-row>
        <table:table-row table:style-name="ro1">
          <table:table-cell table:style-name="ce3" office:value-type="string" calcext:value-type="string">
            <text:p>Koszt rzeczywisty wynosi 500 zł</text:p>
          </table:table-cell>
          <table:table-cell table:style-name="ce6" table:number-columns-repeated="10"/>
          <table:table-cell table:style-name="ce9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string" calcext:value-type="string">
            <text:p>|| Ewidencja materiałów w stałej cenie ewidencyjnej</text:p>
          </table:table-cell>
          <table:table-cell table:style-name="ce4" table:number-columns-repeated="11"/>
          <table:table-cell table:number-columns-repeated="4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4"/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4)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3)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Rozrach z z tyt. p. VAT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office:value-type="string" calcext:value-type="string">
            <text:p>(odchylenia kredytowe)</text:p>
          </table:table-cell>
          <table:table-cell table:style-name="ce4"/>
          <table:table-cell office:value-type="string" calcext:value-type="string">
            <text:p>(OCEN= odchylenia od cen ewidencyjnych materiałów 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b)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office:value-type="string" calcext:value-type="string">
            <text:p>4a)</text:p>
          </table:table-cell>
          <table:table-cell office:value-type="string" calcext:value-type="string">
            <text:p>5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style-name="ce4" table:number-columns-repeated="12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użycie materiałów i energii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)</text:p>
          </table:table-cell>
          <table:table-cell/>
          <table:table-cell office:value-type="string" calcext:value-type="string">
            <text:p>Koszty działalności podstawowej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4a)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5a)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dchylenia =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x 550 =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 style:data-style-name="N2" text:time-value="08:50:30.62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25:57.964000000</meta:creation-date>
    <meta:generator>LibreOffice/4.3.3.2$Windows_x86 LibreOffice_project/9bb7eadab57b6755b1265afa86e04bf45fbfc644</meta:generator>
    <dc:date>2018-01-13T08:59:27.664000000</dc:date>
    <meta:editing-duration>PT33M38S</meta:editing-duration>
    <meta:editing-cycles>3</meta:editing-cycles>
    <meta:document-statistic meta:table-count="1" meta:cell-count="418" meta:object-count="0"/>
  </office:meta>
</office:document-meta>
</file>